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8.414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3.307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2.699cm"/>
    </style:style>
    <style:style style:name="Tabla1.B" style:family="table-column">
      <style:table-column-properties style:column-width="8.414cm"/>
    </style:style>
    <style:style style:name="Tabla1.C" style:family="table-column">
      <style:table-column-properties style:column-width="3.175cm"/>
    </style:style>
    <style:style style:name="Tabla1.D" style:family="table-column">
      <style:table-column-properties style:column-width="3.307cm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2.699cm"/>
    </style:style>
    <style:style style:name="Tabla2.B" style:family="table-column">
      <style:table-column-properties style:column-width="8.414cm"/>
    </style:style>
    <style:style style:name="Tabla2.C" style:family="table-column">
      <style:table-column-properties style:column-width="3.175cm"/>
    </style:style>
    <style:style style:name="Tabla2.D" style:family="table-column">
      <style:table-column-properties style:column-width="3.307cm"/>
    </style:style>
    <style:style style:name="Tab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" fo:language="es" fo:country="ES" officeooo:rsid="000415a6" officeooo:paragraph-rsid="000415a6"/>
    </style:style>
    <style:style style:name="P2" style:family="paragraph" style:parent-style-name="Table_20_Contents">
      <style:text-properties style:font-name="Liberation Sans" fo:language="es" fo:country="ES" officeooo:rsid="000415a6" officeooo:paragraph-rsid="00163ca0"/>
    </style:style>
    <style:style style:name="P3" style:family="paragraph" style:parent-style-name="Table_20_Contents">
      <style:text-properties style:font-name="Liberation Sans" fo:language="es" fo:country="ES" officeooo:rsid="000415a6" officeooo:paragraph-rsid="001d6c10"/>
    </style:style>
    <style:style style:name="P4" style:family="paragraph" style:parent-style-name="Table_20_Contents">
      <style:text-properties style:font-name="Liberation Sans" fo:language="es" fo:country="ES" officeooo:rsid="0005e8d4" officeooo:paragraph-rsid="0005e8d4"/>
    </style:style>
    <style:style style:name="P5" style:family="paragraph" style:parent-style-name="Table_20_Contents">
      <style:text-properties style:font-name="Liberation Sans" fo:language="es" fo:country="ES" officeooo:rsid="0005e8d4" officeooo:paragraph-rsid="00163ca0"/>
    </style:style>
    <style:style style:name="P6" style:family="paragraph" style:parent-style-name="Table_20_Contents">
      <style:text-properties style:font-name="Liberation Sans" fo:language="es" fo:country="ES" officeooo:rsid="0005e8d4" officeooo:paragraph-rsid="001d6c10"/>
    </style:style>
    <style:style style:name="P7" style:family="paragraph" style:parent-style-name="Table_20_Contents">
      <style:text-properties style:font-name="Liberation Sans" fo:language="es" fo:country="ES" officeooo:rsid="0006e9ae" officeooo:paragraph-rsid="0006e9ae"/>
    </style:style>
    <style:style style:name="P8" style:family="paragraph" style:parent-style-name="Table_20_Contents">
      <style:text-properties style:font-name="Liberation Sans" fo:language="es" fo:country="ES" officeooo:rsid="0006e9ae" officeooo:paragraph-rsid="00163ca0"/>
    </style:style>
    <style:style style:name="P9" style:family="paragraph" style:parent-style-name="Table_20_Contents">
      <style:text-properties style:font-name="Liberation Sans" fo:language="es" fo:country="ES" officeooo:rsid="0008953e" officeooo:paragraph-rsid="0008953e"/>
    </style:style>
    <style:style style:name="P10" style:family="paragraph" style:parent-style-name="Table_20_Contents">
      <style:text-properties style:font-name="Liberation Sans" fo:language="es" fo:country="ES" officeooo:rsid="000998fe" officeooo:paragraph-rsid="000998fe"/>
    </style:style>
    <style:style style:name="P11" style:family="paragraph" style:parent-style-name="Table_20_Contents">
      <style:text-properties style:font-name="Liberation Sans" fo:language="es" fo:country="ES" officeooo:rsid="000b2c3c" officeooo:paragraph-rsid="000b2c3c"/>
    </style:style>
    <style:style style:name="P12" style:family="paragraph" style:parent-style-name="Table_20_Contents">
      <style:text-properties style:font-name="Liberation Sans" fo:language="es" fo:country="ES" officeooo:rsid="000b2c3c" officeooo:paragraph-rsid="000eafbf"/>
    </style:style>
    <style:style style:name="P13" style:family="paragraph" style:parent-style-name="Table_20_Contents">
      <style:text-properties style:font-name="Liberation Sans" fo:language="es" fo:country="ES" officeooo:rsid="000b2c3c" officeooo:paragraph-rsid="001c2778"/>
    </style:style>
    <style:style style:name="P14" style:family="paragraph" style:parent-style-name="Table_20_Contents">
      <style:text-properties style:font-name="Liberation Sans" fo:language="es" fo:country="ES" officeooo:rsid="000d1431" officeooo:paragraph-rsid="000d1431"/>
    </style:style>
    <style:style style:name="P15" style:family="paragraph" style:parent-style-name="Table_20_Contents">
      <style:text-properties style:font-name="Liberation Sans" fo:language="es" fo:country="ES" officeooo:rsid="000d1431" officeooo:paragraph-rsid="001c2778"/>
    </style:style>
    <style:style style:name="P16" style:family="paragraph" style:parent-style-name="Table_20_Contents">
      <style:text-properties style:font-name="Liberation Sans" fo:language="es" fo:country="ES" officeooo:rsid="000eafbf" officeooo:paragraph-rsid="000eafbf"/>
    </style:style>
    <style:style style:name="P17" style:family="paragraph" style:parent-style-name="Table_20_Contents">
      <style:text-properties style:font-name="Liberation Sans" fo:language="es" fo:country="ES" officeooo:rsid="000eafbf" officeooo:paragraph-rsid="001c2778"/>
    </style:style>
    <style:style style:name="P18" style:family="paragraph" style:parent-style-name="Table_20_Contents">
      <style:text-properties style:font-name="Liberation Sans" fo:language="es" fo:country="ES" officeooo:rsid="00108ed7" officeooo:paragraph-rsid="00108ed7"/>
    </style:style>
    <style:style style:name="P19" style:family="paragraph" style:parent-style-name="Table_20_Contents">
      <style:text-properties style:font-name="Liberation Sans" fo:language="es" fo:country="ES" officeooo:rsid="00123709" officeooo:paragraph-rsid="00123709"/>
    </style:style>
    <style:style style:name="P20" style:family="paragraph" style:parent-style-name="Table_20_Contents">
      <style:text-properties style:font-name="Liberation Sans" fo:language="es" fo:country="ES" officeooo:rsid="00163ca0" officeooo:paragraph-rsid="00163ca0"/>
    </style:style>
    <style:style style:name="P21" style:family="paragraph" style:parent-style-name="Table_20_Contents">
      <style:text-properties style:font-name="Liberation Sans" fo:language="es" fo:country="ES" officeooo:rsid="00163ca0" officeooo:paragraph-rsid="001d6c10"/>
    </style:style>
    <style:style style:name="P22" style:family="paragraph" style:parent-style-name="Table_20_Contents">
      <style:text-properties style:font-name="Liberation Sans" fo:language="es" fo:country="ES" officeooo:rsid="001884e7" officeooo:paragraph-rsid="001884e7"/>
    </style:style>
    <style:style style:name="P23" style:family="paragraph" style:parent-style-name="Table_20_Contents">
      <style:text-properties style:font-name="Liberation Sans" fo:language="es" fo:country="ES" officeooo:rsid="00193d99" officeooo:paragraph-rsid="00193d99"/>
    </style:style>
    <style:style style:name="P24" style:family="paragraph" style:parent-style-name="Table_20_Contents">
      <style:text-properties style:font-name="Liberation Sans" fo:language="es" fo:country="ES" officeooo:rsid="001a423c" officeooo:paragraph-rsid="001a423c"/>
    </style:style>
    <style:style style:name="P25" style:family="paragraph" style:parent-style-name="Table_20_Contents">
      <style:text-properties style:font-name="Liberation Sans" fo:language="es" fo:country="ES" officeooo:rsid="001a423c" officeooo:paragraph-rsid="001c2778"/>
    </style:style>
    <style:style style:name="P26" style:family="paragraph" style:parent-style-name="Table_20_Contents">
      <style:text-properties style:font-name="Liberation Sans" fo:language="es" fo:country="ES" officeooo:rsid="001c2778" officeooo:paragraph-rsid="001c2778"/>
    </style:style>
    <style:style style:name="P27" style:family="paragraph" style:parent-style-name="Table_20_Contents">
      <style:text-properties style:font-name="Liberation Sans" fo:language="es" fo:country="ES" officeooo:rsid="001d6c10" officeooo:paragraph-rsid="001d6c10"/>
    </style:style>
    <style:style style:name="P28" style:family="paragraph" style:parent-style-name="Table_20_Contents">
      <style:text-properties style:font-name="Liberation Sans" fo:language="es" fo:country="ES" officeooo:rsid="001e3454" officeooo:paragraph-rsid="001e3454"/>
    </style:style>
    <style:style style:name="P29" style:family="paragraph" style:parent-style-name="Table_20_Contents">
      <style:text-properties style:font-name="Liberation Sans" fo:language="es" fo:country="ES" officeooo:rsid="001e5816" officeooo:paragraph-rsid="001e5816"/>
    </style:style>
    <style:style style:name="P30" style:family="paragraph" style:parent-style-name="Table_20_Contents">
      <style:text-properties style:font-name="Liberation Sans" fo:language="es" fo:country="ES" officeooo:rsid="001f4ea1" officeooo:paragraph-rsid="001f4ea1"/>
    </style:style>
    <style:style style:name="P31" style:family="paragraph" style:parent-style-name="Standard">
      <style:text-properties officeooo:paragraph-rsid="00163ca0"/>
    </style:style>
    <style:style style:name="P32" style:family="paragraph" style:parent-style-name="Standard">
      <style:text-properties officeooo:paragraph-rsid="001d6c10"/>
    </style:style>
    <style:style style:name="T1" style:family="text">
      <style:text-properties officeooo:rsid="0006e9ae"/>
    </style:style>
    <style:style style:name="T2" style:family="text">
      <style:text-properties officeooo:rsid="000998fe"/>
    </style:style>
    <style:style style:name="T3" style:family="text">
      <style:text-properties officeooo:rsid="000b2c3c"/>
    </style:style>
    <style:style style:name="T4" style:family="text">
      <style:text-properties officeooo:rsid="000d1431"/>
    </style:style>
    <style:style style:name="T5" style:family="text">
      <style:text-properties officeooo:rsid="00142a79"/>
    </style:style>
    <style:style style:name="T6" style:family="text">
      <style:text-properties officeooo:rsid="0016ba38"/>
    </style:style>
    <style:style style:name="T7" style:family="text">
      <style:text-properties officeooo:rsid="001884e7"/>
    </style:style>
    <style:style style:name="T8" style:family="text">
      <style:text-properties officeooo:rsid="001a423c"/>
    </style:style>
    <style:style style:name="T9" style:family="text">
      <style:text-properties officeooo:rsid="001b060b"/>
    </style:style>
    <style:style style:name="T10" style:family="text">
      <style:text-properties officeooo:rsid="001c2778"/>
    </style:style>
    <style:style style:name="T11" style:family="text">
      <style:text-properties officeooo:rsid="001cb8b9"/>
    </style:style>
    <style:style style:name="T12" style:family="text">
      <style:text-properties officeooo:rsid="001e5816"/>
    </style:style>
    <style:style style:name="T13" style:family="text">
      <style:text-properties officeooo:rsid="001f4e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Caso de uso</text:p>
          </table:table-cell>
          <table:table-cell table:style-name="Table1.B1" office:value-type="string">
            <text:p text:style-name="P4">Crear <text:span text:style-name="T1">nueva </text:span>encuest<text:span text:style-name="T11">a</text:span></text:p>
          </table:table-cell>
          <table:table-cell table:style-name="Table1.A1" office:value-type="string">
            <text:p text:style-name="P1">Actor principal</text:p>
          </table:table-cell>
          <table:table-cell table:style-name="Table1.D1" office:value-type="string">
            <text:p text:style-name="P4">Usuario</text:p>
          </table:table-cell>
        </table:table-row>
        <table:table-row>
          <table:table-cell table:style-name="Table1.A2" table:number-columns-spanned="4" office:value-type="string">
            <text:p text:style-name="P1">Precondiciones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4">-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1">Disparador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4">El usuario quiere crear una nueva encuesta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1">Escenario principal de éxito</text:p>
          </table:table-cell>
          <table:covered-table-cell/>
          <table:covered-table-cell/>
          <table:covered-table-cell/>
        </table:table-row>
        <table:table-row>
          <table:table-cell table:style-name="Table1.A7" table:number-columns-spanned="4" office:value-type="string">
            <text:p text:style-name="P7">1. El usuario pulsa en el botón “Crear nueva encuesta”.</text:p>
            <text:p text:style-name="P9">2. El usuario introduce el título de la encuesta.</text:p>
            <text:p text:style-name="P9">3. <text:span text:style-name="T2">El usuario pulsa en el botón “Añadir pregunta”.</text:span></text:p>
            <text:p text:style-name="P10">4. El usuario escribe la pregunta que desea realizar.</text:p>
            <text:p text:style-name="P10">5. El usuario define el número de respuestas posibles a dicha pregunta.</text:p>
            <text:p text:style-name="P10">6. El usuario escribe el contenido de <text:span text:style-name="T3">cada posible</text:span> respuesta y define su tipo.</text:p>
            <text:p text:style-name="P10">7. <text:span text:style-name="T3">Si es necesario se vuelve al punto 3.</text:span></text:p>
            <text:p text:style-name="P11">8. El usuario pulsa en el botón “Guardar encuesta”.</text:p>
            <text:p text:style-name="P19">9. El sistema da de alta la nueva encuesta con los datos introducidos.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1">Extensiones (escenarios alternativos)</text:p>
          </table:table-cell>
          <table:covered-table-cell/>
          <table:covered-table-cell/>
          <table:covered-table-cell/>
        </table:table-row>
        <table:table-row>
          <table:table-cell table:style-name="Table1.A9" table:number-columns-spanned="4" office:value-type="string">
            <text:p text:style-name="P14">7a. El usuario quiere borrar una de las preguntas que ha definido.</text:p>
            <text:p text:style-name="P14"><text:s text:c="4"/>7a1. El usuario pulsa en el botón “Eliminar pregunta” y la pregunta y todas las respuestas <text:s text:c="4"/></text:p>
            <text:p text:style-name="P11"><text:s text:c="4"/><text:span text:style-name="T4">desaparecen de la encuesta.</text:span></text:p>
            <text:p text:style-name="P14">7b. El usuario quiere borrar una de las respuestas que ha definido para una pregunta.</text:p>
            <text:p text:style-name="P14"><text:s text:c="4"/>7b1. El usuario selecciona la pregunta y pulsa en el botón “Eliminar respuesta”</text:p>
            <text:p text:style-name="P14"><text:s text:c="4"/>correspondiente a la respuesta que desea eliminar.</text:p>
            <text:p text:style-name="P14">7c. El usuario quiere modificar el texto de una pregunta o respuesta.</text:p>
            <text:p text:style-name="P14"><text:s text:c="4"/>7c1. El usuario selecciona el campo de texto de la pregunta o respuesta que quiere</text:p>
            <text:p text:style-name="P14"><text:s text:c="4"/>cambiar e introduce el nuevo texto.</text:p>
            <text:p text:style-name="P12"><text:span text:style-name="T5">9</text:span>a. Ya existe una encuesta con el mismo nombre.</text:p>
            <text:p text:style-name="P12"><text:s text:c="4"/><text:span text:style-name="T5">9</text:span>a1. El sistema muestra un mensaje <text:span text:style-name="T4">informando que el nombre ya existe.</text:span></text:p>
            <text:p text:style-name="P12"><text:s text:c="4"/><text:span text:style-name="T5">9a2. El usuario cambia el nombre de la encuesta y vuelve al punto 8.</text:span></text:p>
            <text:p text:style-name="P16"><text:span text:style-name="T5">9</text:span>b. El usuario ha dejado algún campo en blanco o con valor incorrecto.</text:p>
            <text:p text:style-name="P16"><text:s text:c="4"/><text:span text:style-name="T5">9</text:span>b1. El sistema muestra un mensaje informando que hay algún campo erróneo y se</text:p>
            <text:p text:style-name="P16"><text:s text:c="4"/>indica cual de ellos es.</text:p>
            <text:p text:style-name="P16"><text:s text:c="4"/><text:span text:style-name="T5">9</text:span>b2. El usuario modifica el campo y vuelve al punto 8.</text:p>
            <text:p text:style-name="P18">1a, 2a, 3a, 4a, 5a, 6a, 7d. El usuario quiere cancelar la creación de la encuesta.</text:p>
            <text:p text:style-name="P18"><text:s text:c="4"/>1a1, 2a1, 3a1, 4a1, 5a1, 6a1, 7d1. <text:span text:style-name="T5">El usuario pulsa en “Cancelar” y termina el caso de</text:span></text:p>
            <text:p text:style-name="P18"><text:s text:c="4"/><text:span text:style-name="T5">uso.</text:span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3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">Caso de uso</text:p>
          </table:table-cell>
          <table:table-cell table:style-name="Tabla1.B1" office:value-type="string">
            <text:p text:style-name="P20">Modificar una encuesta</text:p>
          </table:table-cell>
          <table:table-cell table:style-name="Tabla1.A1" office:value-type="string">
            <text:p text:style-name="P2">Actor principal</text:p>
          </table:table-cell>
          <table:table-cell table:style-name="Tabla1.D1" office:value-type="string">
            <text:p text:style-name="P5">Usuario</text:p>
          </table:table-cell>
        </table:table-row>
        <table:table-row>
          <table:table-cell table:style-name="Tabla1.A2" table:number-columns-spanned="4" office:value-type="string">
            <text:p text:style-name="P2">Precondiciones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- <text:span text:style-name="T6">El sistema debe tener como mínimo una encuesta almacenada.</text:span>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4" office:value-type="string">
            <text:p text:style-name="P2">Disparador</text:p>
          </table:table-cell>
          <table:covered-table-cell/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5">El usuario quiere <text:span text:style-name="T6">modificar una encuesta existente.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1.A2" table:number-columns-spanned="4" office:value-type="string">
            <text:p text:style-name="P2">Escenario principal de éxito</text:p>
          </table:table-cell>
          <table:covered-table-cell/>
          <table:covered-table-cell/>
          <table:covered-table-cell/>
        </table:table-row>
        <table:table-row>
          <table:table-cell table:style-name="Tabla1.A7" table:number-columns-spanned="4" office:value-type="string">
            <text:p text:style-name="P8">1. <text:span text:style-name="T7">El usuario selecciona una encuesta de entre la lista de encuestas disponibles en el sistema.</text:span></text:p>
            <text:p text:style-name="P22">2. El usuario pulsa el botón “Modificar encuesta”.</text:p>
            <text:p text:style-name="P23">3. <text:span text:style-name="T8">El sistema muestra el contenido de la encuesta.</text:span></text:p>
            <text:p text:style-name="P24">4. El usuario selecciona el campo que desea cambiar e introduce el nuevo contenido.</text:p>
            <text:p text:style-name="P24">5. Se repite el punto 4 las veces necesarias.</text:p>
            <text:p text:style-name="P24">6. El usuario pulsa el botón “Guardar”.</text:p>
            <text:p text:style-name="P24">7. El sistema guarda el nuevo contenido de la encuesta.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4" office:value-type="string">
            <text:p text:style-name="P2">Extensiones (escenarios alternativos)</text:p>
          </table:table-cell>
          <table:covered-table-cell/>
          <table:covered-table-cell/>
          <table:covered-table-cell/>
        </table:table-row>
        <table:table-row>
          <table:table-cell table:style-name="Tabla1.A9" table:number-columns-spanned="4" office:value-type="string">
            <text:p text:style-name="P24">4a. El usuario quiere borrar una de las preguntas de la encuesta.</text:p>
            <text:p text:style-name="P25"><text:s text:c="4"/><text:span text:style-name="T9">4a1. El usuario pulsa en el botón “Eliminar pregunta” y la pregunta y todas las respuestas <text:s text:c="4"/></text:span></text:p>
            <text:p text:style-name="P13"><text:s text:c="4"/><text:span text:style-name="T4">desaparecen de la encuesta.</text:span></text:p>
            <text:p text:style-name="P26">4b. <text:span text:style-name="T4">El usuario quiere borrar una de las respuestas que ha definido para una pregunta.</text:span></text:p>
            <text:p text:style-name="P15"><text:s text:c="4"/><text:span text:style-name="T10">4</text:span>b1. El usuario selecciona la pregunta y pulsa en el botón “Eliminar respuesta”</text:p>
            <text:p text:style-name="P15"><text:s text:c="4"/>correspondiente a la respuesta que desea eliminar.</text:p>
            <text:p text:style-name="P26">7a. Alguno de los nuevos campos introducidos no es correcto.</text:p>
            <text:p text:style-name="P26"><text:s text:c="4"/>7<text:span text:style-name="T5">b1. El sistema muestra un mensaje informando que hay algún campo erróneo y se</text:span></text:p>
            <text:p text:style-name="P17"><text:s text:c="4"/>indica cual de ellos es.</text:p>
            <text:p text:style-name="P17"><text:s text:c="4"/><text:span text:style-name="T10">7</text:span>b2. El usuario modifica el campo y vuelve al punto <text:span text:style-name="T10">6</text:span>.</text:p>
            <text:p text:style-name="P26">4c, 5a, 6a. El usuario quiere revertir los cambios efectuados en la encuesta.</text:p>
            <text:p text:style-name="P26"><text:s text:c="4"/>4c1, 5a1, 6a1. El usuario pulsa el botón “Deshacer cambios” y termina el caso de uso. <text:s/></text:p>
          </table:table-cell>
          <table:covered-table-cell/>
          <table:covered-table-cell/>
          <table:covered-table-cell/>
        </table:table-row>
      </table:table>
      <text:p text:style-name="P31"/>
      <text:p text:style-name="P31"/>
      <text:p text:style-name="P3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3">Caso de uso</text:p>
          </table:table-cell>
          <table:table-cell table:style-name="Tabla2.B1" office:value-type="string">
            <text:p text:style-name="P27">Buscar encuesta por criterio</text:p>
          </table:table-cell>
          <table:table-cell table:style-name="Tabla2.A1" office:value-type="string">
            <text:p text:style-name="P3">Actor principal</text:p>
          </table:table-cell>
          <table:table-cell table:style-name="Tabla2.D1" office:value-type="string">
            <text:p text:style-name="P6">Usuario</text:p>
          </table:table-cell>
        </table:table-row>
        <table:table-row>
          <table:table-cell table:style-name="Tabla2.A2" table:number-columns-spanned="4" office:value-type="string">
            <text:p text:style-name="P3">Precondiciones</text:p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p text:style-name="P21">- <text:span text:style-name="T6">El sistema debe tener como mínimo una encuesta almacenada.</text:span>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4" office:value-type="string">
            <text:p text:style-name="P3">Disparador</text:p>
          </table:table-cell>
          <table:covered-table-cell/>
          <table:covered-table-cell/>
          <table:covered-table-cell/>
        </table:table-row>
        <table:table-row>
          <table:table-cell table:style-name="Tabla2.A5" table:number-columns-spanned="4" office:value-type="string">
            <text:p text:style-name="P28">El usuario quiere buscar una encuesta mediante uno o varios criterios.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4" office:value-type="string">
            <text:p text:style-name="P3">Escenario principal de éxito</text:p>
          </table:table-cell>
          <table:covered-table-cell/>
          <table:covered-table-cell/>
          <table:covered-table-cell/>
        </table:table-row>
        <table:table-row>
          <table:table-cell table:style-name="Tabla2.A7" table:number-columns-spanned="4" office:value-type="string">
            <text:p text:style-name="P28">1. El usuario <text:span text:style-name="T12">introduce los criterios de búsqueda (intervalo de fechas, palabras clave o ambos).</text:span></text:p>
            <text:p text:style-name="P30">2. El usuario pulsa el botón “Buscar”.</text:p>
            <text:p text:style-name="P29"><text:span text:style-name="T13">3</text:span>. El sistema muestra una lista de las encuestas guardadas que cumplen con dichos criterios.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4" office:value-type="string">
            <text:p text:style-name="P3">Extensiones (escenarios alternativos)</text:p>
          </table:table-cell>
          <table:covered-table-cell/>
          <table:covered-table-cell/>
          <table:covered-table-cell/>
        </table:table-row>
        <table:table-row>
          <table:table-cell table:style-name="Tabla2.A9" table:number-columns-spanned="4" office:value-type="string">
            <text:p text:style-name="P30">3a. No hay ninguna encuesta que satisfaga los criterios introducidos.</text:p>
            <text:p text:style-name="P30"><text:s text:c="4"/>3a1. El sistema muestra un mensaje indicando que no se ha seleccionado ninguna</text:p>
            <text:p text:style-name="P30"><text:s text:c="4"/>encuesta debido a que no hay coincidencias con los criterios introducidos.</text:p>
            <text:p text:style-name="P30"><text:s text:c="4"/>3a2. El usuario vuelve al punto 1.</text:p>
          </table:table-cell>
          <table:covered-table-cell/>
          <table:covered-table-cell/>
          <table:covered-table-cell/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3:48:21.469858796</meta:creation-date>
    <dc:date>2017-03-12T13:03:07.806612000</dc:date>
    <meta:editing-duration>PT1H12M30S</meta:editing-duration>
    <meta:editing-cycles>14</meta:editing-cycles>
    <meta:generator>LibreOffice/5.3.0.3$MacOSX_X86_64 LibreOffice_project/7074905676c47b82bbcfbea1aeefc84afe1c50e1</meta:generator>
    <meta:document-statistic meta:table-count="3" meta:image-count="0" meta:object-count="0" meta:page-count="2" meta:paragraph-count="84" meta:word-count="694" meta:character-count="4183" meta:non-whitespace-character-count="3465"/>
  </office:meta>
</office:document-meta>
</file>